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Quotations" style:list-style-name="L3">
      <style:paragraph-properties fo:margin-top="0cm" fo:margin-bottom="0cm" style:contextual-spacing="false"/>
    </style:style>
    <style:style style:name="P8" style:family="paragraph" style:parent-style-name="Quotations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Quotations" style:list-style-name="L6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Quotations" style:list-style-name="L10">
      <style:paragraph-properties fo:margin-top="0cm" fo:margin-bottom="0cm" style:contextual-spacing="false"/>
    </style:style>
    <style:style style:name="P23" style:family="paragraph" style:parent-style-name="Quotations" style:list-style-name="L10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Quotations" style:list-style-name="L13">
      <style:paragraph-properties fo:margin-top="0cm" fo:margin-bottom="0cm" style:contextual-spacing="false"/>
    </style:style>
    <style:style style:name="P29" style:family="paragraph" style:parent-style-name="Quotations" style:list-style-name="L13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>
      <style:paragraph-properties fo:margin-left="0cm" fo:margin-right="0cm" fo:text-indent="0cm" style:auto-text-indent="false"/>
      <style:text-properties fo:color="#cc0000" loext:opacity="100%"/>
    </style:style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1"/>
    <style:style style:name="P65" style:family="paragraph" style:parent-style-name="Preformatted_20_Text" style:list-style-name="L31">
      <style:paragraph-properties fo:margin-top="0cm" fo:margin-bottom="0.499cm" style:contextual-spacing="false"/>
    </style:style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>
      <style:paragraph-properties fo:margin-top="0cm" fo:margin-bottom="0cm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4"/>
    <style:style style:name="P72" style:family="paragraph" style:parent-style-name="Preformatted_20_Text" style:list-style-name="L34"/>
    <style:style style:name="P73" style:family="paragraph" style:parent-style-name="Preformatted_20_Text" style:list-style-name="L34">
      <style:paragraph-properties fo:margin-top="0cm" fo:margin-bottom="0.499cm" style:contextual-spacing="false"/>
    </style:style>
    <style:style style:name="P74" style:family="paragraph" style:parent-style-name="Text_20_body" style:list-style-name="L34">
      <style:paragraph-properties fo:margin-top="0cm" fo:margin-bottom="0cm" style:contextual-spacing="false"/>
    </style:style>
    <style:style style:name="P75" style:family="paragraph" style:parent-style-name="Text_20_body" style:list-style-name="L35"/>
    <style:style style:name="P76" style:family="paragraph" style:parent-style-name="Text_20_body" style:list-style-name="L36">
      <style:paragraph-properties fo:margin-top="0cm" fo:margin-bottom="0cm" style:contextual-spacing="false"/>
    </style:style>
    <style:style style:name="P77" style:family="paragraph" style:parent-style-name="Text_20_body" style:list-style-name="L36"/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7"/>
    <style:style style:name="P80" style:family="paragraph" style:parent-style-name="Text_20_body" style:list-style-name="L38"/>
    <style:style style:name="P81" style:family="paragraph" style:parent-style-name="Text_20_body" style:list-style-name="L39"/>
    <style:style style:name="P82" style:family="paragraph" style:parent-style-name="Text_20_body" style:list-style-name="L40">
      <style:paragraph-properties fo:margin-top="0cm" fo:margin-bottom="0cm" style:contextual-spacing="false"/>
    </style:style>
    <style:style style:name="P83" style:family="paragraph" style:parent-style-name="Text_20_body" style:list-style-name="L40"/>
    <style:style style:name="P84" style:family="paragraph" style:parent-style-name="Text_20_body" style:list-style-name="L41"/>
    <style:style style:name="P85" style:family="paragraph" style:parent-style-name="Preformatted_20_Text" style:list-style-name="L41"/>
    <style:style style:name="P86" style:family="paragraph" style:parent-style-name="Preformatted_20_Text" style:list-style-name="L41">
      <style:paragraph-properties fo:margin-top="0cm" fo:margin-bottom="0.499cm" style:contextual-spacing="false"/>
    </style:style>
    <style:style style:name="P87" style:family="paragraph" style:parent-style-name="Text_20_body" style:list-style-name="L42"/>
    <style:style style:name="P88" style:family="paragraph" style:parent-style-name="Preformatted_20_Text" style:list-style-name="L42"/>
    <style:style style:name="P89" style:family="paragraph" style:parent-style-name="Preformatted_20_Text" style:list-style-name="L42">
      <style:paragraph-properties fo:margin-top="0cm" fo:margin-bottom="0.499cm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cm" fo:margin-bottom="0cm" style:contextual-spacing="false"/>
    </style:style>
    <style:style style:name="P92" style:family="paragraph" style:parent-style-name="Preformatted_20_Text">
      <style:paragraph-properties fo:margin-top="0cm" fo:margin-bottom="0.499cm" style:contextual-spacing="false"/>
    </style:style>
    <style:style style:name="P93" style:family="paragraph" style:parent-style-name="Text_20_body" style:list-style-name="L44">
      <style:paragraph-properties fo:margin-top="0cm" fo:margin-bottom="0cm" style:contextual-spacing="false"/>
    </style:style>
    <style:style style:name="P94" style:family="paragraph" style:parent-style-name="Text_20_body" style:list-style-name="L44"/>
    <style:style style:name="P95" style:family="paragraph" style:parent-style-name="Text_20_body" style:list-style-name="L45"/>
    <style:style style:name="P96" style:family="paragraph" style:parent-style-name="Text_20_body" style:list-style-name="L45">
      <style:paragraph-properties fo:margin-top="0cm" fo:margin-bottom="0cm" style:contextual-spacing="false"/>
    </style:style>
    <style:style style:name="P97" style:family="paragraph" style:parent-style-name="Text_20_body" style:list-style-name="L46">
      <style:paragraph-properties fo:margin-top="0cm" fo:margin-bottom="0cm" style:contextual-spacing="false"/>
    </style:style>
    <style:style style:name="P98" style:family="paragraph" style:parent-style-name="Text_20_body" style:list-style-name="L46"/>
    <style:style style:name="P99" style:family="paragraph" style:parent-style-name="Text_20_body" style:list-style-name="L47"/>
    <style:style style:name="P100" style:family="paragraph" style:parent-style-name="Text_20_body" style:list-style-name="L47">
      <style:paragraph-properties fo:margin-top="0cm" fo:margin-bottom="0cm" style:contextual-spacing="false"/>
    </style:style>
    <style:style style:name="P101" style:family="paragraph" style:parent-style-name="Preformatted_20_Text" style:list-style-name="L47">
      <style:paragraph-properties fo:margin-top="0cm" fo:margin-bottom="0.499cm" style:contextual-spacing="false"/>
    </style:style>
    <style:style style:name="P102" style:family="paragraph" style:parent-style-name="Text_20_body" style:list-style-name="L48">
      <style:paragraph-properties fo:margin-top="0cm" fo:margin-bottom="0cm" style:contextual-spacing="false"/>
    </style:style>
    <style:style style:name="P103" style:family="paragraph" style:parent-style-name="Text_20_body" style:list-style-name="L48"/>
    <style:style style:name="P104" style:family="paragraph" style:parent-style-name="Text_20_body" style:list-style-name="L49"/>
    <style:style style:name="P105" style:family="paragraph" style:parent-style-name="Text_20_body" style:list-style-name="L49">
      <style:paragraph-properties fo:margin-top="0cm" fo:margin-bottom="0cm" style:contextual-spacing="false"/>
    </style:style>
    <style:style style:name="P106" style:family="paragraph" style:parent-style-name="Text_20_body" style:list-style-name="L50">
      <style:paragraph-properties fo:margin-top="0cm" fo:margin-bottom="0cm" style:contextual-spacing="false"/>
    </style:style>
    <style:style style:name="P107" style:family="paragraph" style:parent-style-name="Text_20_body" style:list-style-name="L50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Зависимость гравитации от N в твоей модели — очень важный симптом, и трактовать её как «просто шум» точно нельзя. Твой вопрос про «N=512 как планковский размер ячейки» — осмысленный, но требует аккуратного разделения:</text:p>
      <text:list text:style-name="L1">
        <text:list-item>
          <text:p text:style-name="P1">что здесь чисто численно‑моделирующее (конечный размер системы, краевые эффекты); </text:p>
        </text:list-item>
        <text:list-item>
          <text:p text:style-name="P2">а что действительно может интерпретироваться как «естественный масштаб ячейки» в смысле Meaning_v1 / RSL. </text:p>
        </text:list-item>
      </text:list>
      <text:p text:style-name="Text_20_body">Разберу по шагам.</text:p>
      <text:h text:style-name="Heading_20_2" text:outline-level="2">1. Что на самом деле показывает <text:span text:style-name="Source_20_Text">graph_gravity_model</text:span> и <text:span text:style-name="Source_20_Text">world_search_ilp</text:span></text:h>
      <text:p text:style-name="Text_20_body">Из фрагментов:</text:p>
      <text:list text:style-name="L2">
        <text:list-item>
          <text:p text:style-name="P3">Ты строишь <text:span text:style-name="Strong_20_Emphasis">power‑law граф</text:span> поверх 1D‑решётки:</text:p>
          <text:p text:style-name="P4"><text:span text:style-name="Source_20_Text"># Схематично:</text:span></text:p>
          <text:p text:style-name="P4"><text:span text:style-name="Source_20_Text">for d in range(1, N//2):</text:span></text:p>
          <text:p text:style-name="P4"><text:span text:style-name="Source_20_Text"><text:s text:c="4"/>p(d) ∝ d^(-α)</text:span></text:p>
          <text:p text:style-name="P5"><text:span text:style-name="Source_20_Text"><text:s text:c="4"/># или детерминированно: n_edges(d) ≈ const * d^(-α)</text:span></text:p>
        </text:list-item>
        <text:list-item>
          <text:p text:style-name="P3">У тебя есть разные тест‑графы:</text:p>
          <text:list>
            <text:list-item>
              <text:p text:style-name="P6">1D lattice (k=1), </text:p>
            </text:list-item>
            <text:list-item>
              <text:p text:style-name="P6">Small‑World (p=0.1, 0.3), </text:p>
            </text:list-item>
            <text:list-item>
              <text:p text:style-name="P3">Hierarchical. </text:p>
            </text:list-item>
          </text:list>
          <text:p text:style-name="P3">И специальный <text:span text:style-name="Strong_20_Emphasis">power‑law</text:span> граф (с параметром α).</text:p>
        </text:list-item>
        <text:list-item>
          <text:p text:style-name="P3">Ты решаешь дискретное уравнение Пуассона на этом графе:</text:p>
          <text:p text:style-name="P3">Lϕ=ρ,<text:line-break/>где L — лапласиан графа, ρ — точечный источник (дефект).</text:p>
        </text:list-item>
        <text:list-item>
          <text:p text:style-name="P3">Затем измеряешь:</text:p>
          <text:list>
            <text:list-item>
              <text:p text:style-name="P3">потенциал φ(r) как функцию расстояния r от источника,</text:p>
            </text:list-item>
            <text:list-item>
              <text:p text:style-name="P3">силу F(r) ≈ −dφ/dr,</text:p>
            </text:list-item>
            <text:list-item>
              <text:p text:style-name="P3">строишь лог‑лог фит:</text:p>
              <text:p text:style-name="P3">ϕ(r)∼rβϕ,F(r)∼rβF,</text:p>
              <text:p text:style-name="P3">и сравниваешь с ожидаемыми:</text:p>
              <text:p text:style-name="P3">ϕ(r)∼1/r,F(r)∼1/r2.</text:p>
            </text:list-item>
          </text:list>
        </text:list-item>
      </text:list>
      <text:p text:style-name="Text_20_body">Из сводки:</text:p>
      <text:p text:style-name="Quotations">На power‑law графе с P(связь на расстояние d) ~ d^(-α):</text:p>
      <text:p text:style-name="Quotations">• При α = 2.0 получаем:</text:p>
      <text:list text:style-name="L3">
        <text:list-item>
          <text:p text:style-name="P7">Потенциал φ ~ 1/d </text:p>
        </text:list-item>
        <text:list-item>
          <text:p text:style-name="P7"><text:soft-page-break/>Сила F ~ 1/d² </text:p>
        </text:list-item>
        <text:list-item>
          <text:p text:style-name="P8">Эффективная размерность D_eff = 3 </text:p>
        </text:list-item>
      </text:list>
      <text:p text:style-name="Quotations">Это ТОЧНО соответствует закону всемирного тяготения<draw:frame draw:style-name="fr1" draw:name="Image1" text:anchor-type="as-char" svg:width="2cm" svg:height="1cm" draw:z-index="0"><draw:image xlink:href="https://app.giz.ai/files/TlndxqBraxqATOIrBTpSR" xlink:type="simple" xlink:show="embed" xlink:actuate="onLoad"/><svg:title>&lt;span class="katex"&gt;&lt;math xmlns="http://www.w3.org/1998/Math/MathML"&gt;&lt;semantics&gt;&lt;mrow&gt;&lt;mi&gt;g&lt;/mi&gt;&lt;mi&gt;r&lt;/mi&gt;&lt;mi&gt;a&lt;/mi&gt;&lt;mi&gt;p&lt;/mi&gt;&lt;mi&gt;h&lt;/mi&gt;&lt;mi mathvariant="normal"&gt;_&lt;/mi&gt;&lt;mi&gt;g&lt;/mi&gt;&lt;mi&gt;r&lt;/mi&gt;&lt;mi&gt;a&lt;/mi&gt;&lt;mi&gt;v&lt;/mi&gt;&lt;mi&gt;i&lt;/mi&gt;&lt;mi&gt;t&lt;/mi&gt;&lt;mi&gt;y&lt;/mi&gt;&lt;mi mathvariant="normal"&gt;_&lt;/mi&gt;&lt;mi&gt;m&lt;/mi&gt;&lt;mi&gt;o&lt;/mi&gt;&lt;mi&gt;d&lt;/mi&gt;&lt;mi&gt;e&lt;/mi&gt;&lt;mi&gt;l&lt;/mi&gt;&lt;mi mathvariant="normal"&gt;.&lt;/mi&gt;&lt;mi&gt;p&lt;/mi&gt;&lt;mi&gt;d&lt;/mi&gt;&lt;mi&gt;f&lt;/mi&gt;&lt;/mrow&gt;&lt;/semantics&gt;&lt;/math&gt;&lt;/span&gt;</svg:title></draw:frame></text:p>
      <text:p text:style-name="Text_20_body">Но есть серьёзный нюанс:</text:p>
      <text:list text:style-name="L4">
        <text:list-item>
          <text:p text:style-name="P9">это верно <text:span text:style-name="Strong_20_Emphasis">для конкретного N</text:span> (например, N=512); </text:p>
        </text:list-item>
        <text:list-item>
          <text:p text:style-name="P10">при другом N — поведение заметно меняется, степенные показатели «плывут». </text:p>
        </text:list-item>
      </text:list>
      <text:p text:style-name="Text_20_body">В <text:span text:style-name="Source_20_Text">world_search_ilp.pdf</text:span> ты уже фиксировал один такой «оптимум»:</text:p>
      <text:p text:style-name="Quotations">*** ГЛОБАЛЬНЫЙ ОПТИМУМ ***<text:line-break/>α = 2.00, N = 512<text:line-break/>φ(r) ~ r^{-1.018}, F(r) ~ r^{-2.018}, Δ ≈ 0.018.<text:a xlink:type="simple" xlink:href="https://app.giz.ai/files/3JrhP_RElyTSndYM7U1Ec" text:style-name="Internet_20_link" text:visited-style-name="Visited_20_Internet_20_Link">world_search_ilp.pdf</text:a></text:p>
      <text:p text:style-name="Text_20_body">И ты видишь, что:</text:p>
      <text:list text:style-name="L5">
        <text:list-item>
          <text:p text:style-name="P11">при N=512 модель даёт почти идеальный Ньютоний, </text:p>
        </text:list-item>
        <text:list-item>
          <text:p text:style-name="P12">при других N — заметное отклонение. </text:p>
        </text:list-item>
      </text:list>
      <text:h text:style-name="Heading_20_2" text:outline-level="2">2. Почему зависимость от N вообще возникает</text:h>
      <text:p text:style-name="Text_20_body">Это стандартный эффект для дискретных/графовых моделей с конечным размером:</text:p>
      <text:list text:style-name="L6">
        <text:list-item>
          <text:p text:style-name="P13"><text:span text:style-name="Strong_20_Emphasis">Финитный размер системы (finite size effects)</text:span></text:p>
          <text:list>
            <text:list-item>
              <text:p text:style-name="P14">На конечном графе радиус r не может быть больше O(N). </text:p>
            </text:list-item>
            <text:list-item>
              <text:p text:style-name="P14">Для степенных законов (1/r, 1/r²) «чистый» асимптотический режим обычно виден только на диапазоне: </text:p>
              <text:list>
                <text:list-item>
                  <text:p text:style-name="P14">r∈[rmin⁡,rmax⁡] с: </text:p>
                  <text:list>
                    <text:list-item>
                      <text:p text:style-name="P14">r_min ≫ 1 (чтобы уйти от ультрафиолетовых эффектов дискретности), </text:p>
                    </text:list-item>
                    <text:list-item>
                      <text:p text:style-name="P14">r_max ≪ N (чтобы не упираться в границы/периодичность). </text:p>
                    </text:list-item>
                  </text:list>
                </text:list-item>
              </text:list>
            </text:list-item>
            <text:list-item>
              <text:p text:style-name="P14">Если N мал, этот «интервал доверия» очень узкий и оценка наклона на лог‑лог графике становится нестабильной. </text:p>
            </text:list-item>
          </text:list>
        </text:list-item>
        <text:list-item>
          <text:p text:style-name="P13"><text:span text:style-name="Strong_20_Emphasis">Особенности построения power‑law графа</text:span></text:p>
          <text:p text:style-name="P13">Если твоя функция фактически не вероятностная, а детерминированная (как в тексте):</text:p>
          <text:p text:style-name="P15">При α=2 количество дальних связей на расстояние d ~ 1/d,<text:line-break/>это создаёт эффективную «площадь поверхности» F ~ 1/d².<text:a xlink:type="simple" xlink:href="https://app.giz.ai/files/TlndxqBraxqATOIrBTpSR" text:style-name="Internet_20_link" text:visited-style-name="Visited_20_Internet_20_Link">graph_gravity_model.pdf</text:a></text:p>
          <text:p text:style-name="P13">то при разных N:</text:p>
          <text:list>
            <text:list-item>
              <text:p text:style-name="P14">круг подсчёта рёбер на расстоянии d меняется (d ≤ N/2), </text:p>
            </text:list-item>
            <text:list-item>
              <text:p text:style-name="P14">суммарное число рёбер, участвующих в Laplace‑операторе, и их вклад в «проводимость» зависят от N, </text:p>
            </text:list-item>
            <text:list-item>
              <text:p text:style-name="P14">это влияет на спектральную размерность и на экспоненты φ и F. </text:p>
            </text:list-item>
          </text:list>
        </text:list-item>
        <text:list-item>
          <text:p text:style-name="P13"><text:span text:style-name="Strong_20_Emphasis">Спектральная размерность d_s тоже оказывается N‑зависимой</text:span></text:p>
          <text:p text:style-name="P13"><text:soft-page-break/>По итогам:</text:p>
          <text:p text:style-name="P15">Спектральная размерность:</text:p>
          <text:p text:style-name="P15">ds=2αα−1=4 при α=2.<text:a xlink:type="simple" xlink:href="https://app.giz.ai/files/3JrhP_RElyTSndYM7U1Ec" text:style-name="Internet_20_link" text:visited-style-name="Visited_20_Internet_20_Link">world_search_ilp.pdf</text:a></text:p>
          <text:p text:style-name="P13">Но это — теоретическая асимптотика. На конечном N реальная спектральная размерность d_s(N) ≠ d_s(∞), и может заметно отклоняться.</text:p>
        </text:list-item>
      </text:list>
      <text:p text:style-name="Text_20_body">Так что сама по себе <text:span text:style-name="Strong_20_Emphasis">N‑зависимость — ожидаема</text:span>: у тебя не непрерывное пространство, а конечная «сеть».</text:p>
      <text:p text:style-name="Text_20_body">Вопрос: что это <text:span text:style-name="Emphasis">означает</text:span> для интерпретации N=512 как некой фундаментальной ячейки / планковского размера?</text:p>
      <text:h text:style-name="Heading_20_2" text:outline-level="2">3. Может ли N=512 быть аналогом «планковского размера»?</text:h>
      <text:p text:style-name="Text_20_body">Важно различать два смысла:</text:p>
      <text:list text:style-name="L7">
        <text:list-item>
          <text:p text:style-name="P16">«Планковский размер» как <text:span text:style-name="Strong_20_Emphasis">фундаментальная дискретность</text:span> (минимальный шаг по пространству). </text:p>
        </text:list-item>
        <text:list-item>
          <text:p text:style-name="P16">«Планковский размер» как <text:span text:style-name="Strong_20_Emphasis">масштаб/окно</text:span>, на котором: </text:p>
          <text:list>
            <text:list-item>
              <text:p text:style-name="P16">данная эффективная модель (гравитация через power‑law‑граф) наиболее адекватна, </text:p>
            </text:list-item>
            <text:list-item>
              <text:p text:style-name="P16">выше — другая физика (дополнительные степени свободы), </text:p>
            </text:list-item>
            <text:list-item>
              <text:p text:style-name="P17">ниже — другая (квантовая, нелинейная и т.п.). </text:p>
            </text:list-item>
          </text:list>
        </text:list-item>
      </text:list>
      <text:p text:style-name="Text_20_body">Твой N=512 — это:</text:p>
      <text:list text:style-name="L8">
        <text:list-item>
          <text:p text:style-name="P18">длина 1D‑решётки, </text:p>
        </text:list-item>
        <text:list-item>
          <text:p text:style-name="P19">одновременно число узлов в графе. </text:p>
        </text:list-item>
      </text:list>
      <text:p text:style-name="Text_20_body">При этом:</text:p>
      <text:list text:style-name="L9">
        <text:list-item>
          <text:p text:style-name="P20">каждое ребро соединяет индексы i, j ∈ {0,…,N−1}, </text:p>
        </text:list-item>
        <text:list-item>
          <text:p text:style-name="P20">расстояние r в графе измеряется в «шагАх», а затем криптоморфно переносится в IFACE‑координаты (через embedding), </text:p>
        </text:list-item>
        <text:list-item>
          <text:p text:style-name="P21">полученный степенной закон F ~ 1/r² — это <text:span text:style-name="Strong_20_Emphasis">эффективное поведение</text:span> на масштабе от нескольких узлов до некоторой доли N. </text:p>
        </text:list-item>
      </text:list>
      <text:h text:style-name="Heading_20_3" text:outline-level="3">3.1. Физически осмысленная интерпретация</text:h>
      <text:p text:style-name="Text_20_body">Можно говорить так:</text:p>
      <text:p text:style-name="Quotations">Для данного конкретного power‑law графа с N=512, α=2 и конкретным построением рёбер граф «максимально похож» на 3D‑пространство:</text:p>
      <text:list text:style-name="L10">
        <text:list-item>
          <text:p text:style-name="P22">его спектральная размерность d_s(N) ≈ 3 (или 4 в теоретическом пределе), </text:p>
        </text:list-item>
        <text:list-item>
          <text:p text:style-name="P23">дискретный лаплас L даёт φ(r) ≈ 1/r и F(r) ≈ 1/r² на значительной шкале r. </text:p>
        </text:list-item>
      </text:list>
      <text:p text:style-name="Text_20_body">Это очень напоминает:</text:p>
      <text:list text:style-name="L11">
        <text:list-item>
          <text:p text:style-name="P24"><text:soft-page-break/>в теории решёток: <text:span text:style-name="Strong_20_Emphasis">есть оптимальный размер ячейки</text:span>, где решётка лучше всего приближает непрерывную теорию (на данном количестве степеней свободы); </text:p>
        </text:list-item>
        <text:list-item>
          <text:p text:style-name="P25">в теории Эйнштейна — «масштаб валидности» данной эффективной модели (например, ОТО работает от макроскопических масштабов до нескольких планковских длин, но не на всех). </text:p>
        </text:list-item>
      </text:list>
      <text:p text:style-name="Text_20_body">Говорить, что N=512 — <text:span text:style-name="Emphasis">фундаментальный</text:span> планковский размер ячейки вселенной — было бы слишком сильным утверждением:</text:p>
      <text:list text:style-name="L12">
        <text:list-item>
          <text:p text:style-name="P26">в реальной физике <text:span text:style-name="Strong_20_Emphasis">нет</text:span> причины, почему вселенная должна состоять ровно из 512 узлов; </text:p>
        </text:list-item>
        <text:list-item>
          <text:p text:style-name="P26">более естественно: у тебя есть <text:span text:style-name="Strong_20_Emphasis">одна конкретная дискретизация</text:span>, на которой: </text:p>
          <text:list>
            <text:list-item>
              <text:p text:style-name="P27">заданный power‑law граф с α=2 оптимально имитирует 3D гравитацию из того числа узлов, которые ты ему дал. </text:p>
            </text:list-item>
          </text:list>
        </text:list-item>
      </text:list>
      <text:h text:style-name="Heading_20_3" text:outline-level="3">3.2. Корректная формулировка в рамках твоей модели</text:h>
      <text:p text:style-name="Text_20_body">В рамках RSL/Meaning‑подхода корректнее говорить:</text:p>
      <text:list text:style-name="L13">
        <text:list-item>
          <text:p text:style-name="P28">есть базовая 1D подложка (индексы i); </text:p>
        </text:list-item>
        <text:list-item>
          <text:p text:style-name="P28">поверх неё задана структура связей (граф G_α,N); </text:p>
        </text:list-item>
        <text:list-item>
          <text:p text:style-name="P28">для определённых (α,N) структура G реализует <text:span text:style-name="Strong_20_Emphasis">эффективное 3D‑пространство</text:span> с гравитацией F~1/r², видимой наблюдателем OBS в IFACE; </text:p>
        </text:list-item>
        <text:list-item>
          <text:p text:style-name="P29">при других (α,N) далеких от этого «критического» режима получаем другую «геометрию» (аномальное масштабирование, другие d_s, другие законы). </text:p>
        </text:list-item>
      </text:list>
      <text:p text:style-name="Text_20_body">Тогда N=512 — это не «планковская длина», а:</text:p>
      <text:list text:style-name="L14">
        <text:list-item>
          <text:p text:style-name="P30">размер одной конкретной вычислимой вселенной; </text:p>
        </text:list-item>
        <text:list-item>
          <text:p text:style-name="P31">точка параметра модели, где её <text:span text:style-name="Strong_20_Emphasis">эффективные свойства</text:span> (d_s, φ, F) совпадают с нашими ожиданиями (3D‑гравитация) в пределах моделируемого диапазона. </text:p>
        </text:list-item>
      </text:list>
      <text:p text:style-name="Text_20_body">Если ты захочешь ввести аналог «планковского масштаба» в этой архитектуре, более естественно определять его как:</text:p>
      <text:list text:style-name="L15">
        <text:list-item>
          <text:p text:style-name="P32"><text:span text:style-name="Strong_20_Emphasis">масштаб дискретности</text:span> ∆x (шаг между узлами в IFACE‑вложении), </text:p>
        </text:list-item>
        <text:list-item>
          <text:p text:style-name="P33">или <text:span text:style-name="Strong_20_Emphasis">минимальный размер области</text:span>, где coarse‑поля ϕ_R и capacity ведут себя гладко и подчиняются полевым уравнениям (как в RSL‑леммах о ϕ(R)). Тогда: </text:p>
        </text:list-item>
      </text:list>
      <text:p text:style-name="P34">\ell_\text{min} \sim \text{несколько узлов 1D / несколько единиц d_\text{graph}} </text:p>
      <text:p text:style-name="Text_20_body">а не сам N.</text:p>
      <text:h text:style-name="Heading_20_2" text:outline-level="2">4. Что делать дальше практически</text:h>
      <text:p text:style-name="Text_20_body">Если тебя беспокоит «нестабильность» гравитации по N, можно сделать несколько вещей, чтобы понять, где здесь чистый численный эффект, а где истинная структура:</text:p>
      <text:h text:style-name="Heading_20_3" text:outline-level="3">4.1. Масштабирование по N</text:h>
      <text:p text:style-name="Text_20_body">Провести серию прогонов:</text:p>
      <text:list text:style-name="L16">
        <text:list-item>
          <text:p text:style-name="P35"><text:soft-page-break/>фиксировать α=2 и <text:span text:style-name="Strong_20_Emphasis">менять N</text:span>: 256, 512, 1024, 2048; </text:p>
        </text:list-item>
        <text:list-item>
          <text:p text:style-name="P35">для каждого N: </text:p>
          <text:list>
            <text:list-item>
              <text:p text:style-name="P35">строить граф G_{α=2,N} по <text:span text:style-name="Emphasis">одному и тому же алгоритму</text:span> (без рандома), </text:p>
            </text:list-item>
            <text:list-item>
              <text:p text:style-name="P35">решать Lφ=ρ, </text:p>
            </text:list-item>
            <text:list-item>
              <text:p text:style-name="P35">измерять φ(r), F(r) и подгонять степенные законы; </text:p>
            </text:list-item>
            <text:list-item>
              <text:p text:style-name="P36">строить φ(r*N^{-γ}) для некоего γ (масштабирование). </text:p>
            </text:list-item>
          </text:list>
        </text:list-item>
      </text:list>
      <text:p text:style-name="Text_20_body">Цель:</text:p>
      <text:list text:style-name="L17">
        <text:list-item>
          <text:p text:style-name="P37">выяснить, <text:span text:style-name="Strong_20_Emphasis">как именно</text:span> зависят β_φ(N), β_F(N); </text:p>
        </text:list-item>
        <text:list-item>
          <text:p text:style-name="P38">возможно, при большом N показатели сходятся к пределу −1 и −2. </text:p>
        </text:list-item>
      </text:list>
      <text:p text:style-name="Text_20_body">Тогда N=512 будет просто промежуточной точкой на пути сходимости, а не фундаментальным «размером вселенной».</text:p>
      <text:h text:style-name="Heading_20_3" text:outline-level="3">4.2. Множественные источники и усреднение</text:h>
      <text:p text:style-name="Text_20_body">Сейчас ты смотришь на один источник. Полезно:</text:p>
      <text:list text:style-name="L18">
        <text:list-item>
          <text:p text:style-name="P39">брать несколько источников на разных позициях i, </text:p>
        </text:list-item>
        <text:list-item>
          <text:p text:style-name="P40">усреднять φ(r) по ним (как делается в решётчатой квантовой гравитации<text:a xlink:type="simple" xlink:href="https://link.springer.com/article/10.1007/s10714-009-0769-y.pdf" office:target-frame-name="_blank" xlink:show="new" text:style-name="Internet_20_link" text:visited-style-name="Visited_20_Internet_20_Link">(Quantum gravity on the lattice)</text:a>). </text:p>
        </text:list-item>
      </text:list>
      <text:p text:style-name="Text_20_body">Это уменьшит шум от конкретного расположения рёбер/границ.</text:p>
      <text:h text:style-name="Heading_20_3" text:outline-level="3">4.3. Стратегия интерпретации</text:h>
      <text:p text:style-name="Text_20_body">С учётом всего выше:</text:p>
      <text:list text:style-name="L19">
        <text:list-item>
          <text:p text:style-name="P41"><text:span text:style-name="Strong_20_Emphasis">математически</text:span>: N — размерность конфигурации, при которой твой конкретный граф наиболее близок к 3D с гравитацией Ньютона; </text:p>
        </text:list-item>
        <text:list-item>
          <text:p text:style-name="P42"><text:span text:style-name="Strong_20_Emphasis">концептуально (Meaning_v1)</text:span>: у данного наблюдателя и данного мира «пространство стабильного понимания» (λ≈1, Ξ≈1) реализуется при определённом диапазоне масштабов и разрешений. N=512 — один из таких уровней дискретизации. </text:p>
        </text:list-item>
      </text:list>
      <text:p text:style-name="Text_20_body">Если хочется ввести «ячейку мира» как физическое понятие:</text:p>
      <text:list text:style-name="L20">
        <text:list-item>
          <text:p text:style-name="P43">её естественно привязать не к N, а к: </text:p>
          <text:list>
            <text:list-item>
              <text:p text:style-name="P43">расстоянию, ниже которого ϕ и Φ перестают подчиняться классической форме (ладу д. с полевыми уравнениями), </text:p>
            </text:list-item>
            <text:list-item>
              <text:p text:style-name="P44">минимальной ёмкости/гладкости, позволяющей RSL‑предел. </text:p>
            </text:list-item>
          </text:list>
        </text:list-item>
      </text:list>
      <text:h text:style-name="Heading_20_2" text:outline-level="2">5. Ответ на твой вопрос в явной форме</text:h>
      <text:p text:style-name="Quotations">Можно ли сказать, что N=512 — эффективный размер ячейки решетки мира, из которых он сложен, примерно как аналог планковского размера?</text:p>
      <text:p text:style-name="Text_20_body">Корректнее сформулировать так:</text:p>
      <text:list text:style-name="L21">
        <text:list-item>
          <text:p text:style-name="P45">N=512 — это такой размер 1D‑решётки, при котором <text:span text:style-name="Strong_20_Emphasis">конкретно выбранная дискретная графовая модель</text:span> (power‑law связи с α=2, определённый способ построения рёбер) даёт гравитационный закон F~1/r² с наилучшей точностью на доступном диапазоне масштабов. </text:p>
        </text:list-item>
        <text:list-item>
          <text:p text:style-name="P45"><text:soft-page-break/>Это не «планковский размер» в физическом смысле, а: </text:p>
          <text:list>
            <text:list-item>
              <text:p text:style-name="P45">оптимальный размер дискретизации для этой конкретной реализации, </text:p>
            </text:list-item>
            <text:list-item>
              <text:p text:style-name="P46">примерно как «идеальный размер сетки» в численном решении уравнений, где численные и физические эффекты лучше всего согласуются. </text:p>
            </text:list-item>
          </text:list>
        </text:list-item>
      </text:list>
      <text:p text:style-name="Text_20_body">Если ты хочешь использовать эту аналогию с «планковской ячейкой», важно в явном виде оговорить:</text:p>
      <text:list text:style-name="L22">
        <text:list-item>
          <text:p text:style-name="P47">это <text:span text:style-name="Strong_20_Emphasis">модельный планковский масштаб</text:span> твоего симулятора, </text:p>
        </text:list-item>
        <text:list-item>
          <text:p text:style-name="P48">а не утверждение о реальном мире. </text:p>
        </text:list-item>
      </text:list>
      <text:p text:style-name="Text_20_body">Дальше можно как раз ввести в Meaning/RSL‑описание:</text:p>
      <text:list text:style-name="L23">
        <text:list-item>
          <text:p text:style-name="P49">«масштаб устойчивого вывода гравитационных законов», </text:p>
        </text:list-item>
        <text:list-item>
          <text:p text:style-name="P50">и включить это в OBSFitness: насколько слой гравитации остаётся инвариантным при изменении N и разрешения. </text:p>
        </text:list-item>
      </text:list>
      <text:p text:style-name="Text_20_body">Если хочешь, дальше можно перейти к формальному определению «масштаба устойчивости закона» в терминах OBSFitness и λ/Ξ из Meaning_v1 и встроить это в процедуру поиска «наших миров».</text:p>
      <text:p text:style-name="Text_20_body">То, что у тебя уже получилось в <text:span text:style-name="Source_20_Text">graph_gravity_model.pdf</text:span> и <text:span text:style-name="Source_20_Text">world_search_ilp.pdf</text:span>, по сути демонстрирует:</text:p>
      <text:list text:style-name="L24">
        <text:list-item>
          <text:p text:style-name="P51">гравитация 1/r² действительно может <text:span text:style-name="Strong_20_Emphasis">эмергировать</text:span> из 1D‑решётки с power‑law связностью; </text:p>
        </text:list-item>
        <text:list-item>
          <text:p text:style-name="P52">но в текущей реализации закон заметно <text:span text:style-name="Strong_20_Emphasis">зависит от N</text:span>: для N≈512, α≈2 получается почти идеальный F~1/r², при других N — видны отклонения. </text:p>
        </text:list-item>
      </text:list>
      <text:p text:style-name="Text_20_body">Ты хочешь:</text:p>
      <text:list text:style-name="L25">
        <text:list-item>
          <text:p text:style-name="P53">либо устранить зависимость от N (получить «континуумоподобный» закон на широком диапазоне масштабов), </text:p>
        </text:list-item>
        <text:list-item>
          <text:p text:style-name="P53">либо осмысленно ввести «планковский» масштаб ячеек, так что: </text:p>
          <text:list>
            <text:list-item>
              <text:p text:style-name="P53">на масштабе «много ячеек» (L ≫ ℓ_P) закон уже стабильно 1/r², </text:p>
            </text:list-item>
            <text:list-item>
              <text:p text:style-name="P54">а на меньших/бо́льших масштабах возможны отклонения. </text:p>
            </text:list-item>
          </text:list>
        </text:list-item>
      </text:list>
      <text:p text:style-name="Text_20_body">Ниже — системный план, что нужно сделать, чтобы сойтись к такому описанию.</text:p>
      <text:h text:style-name="Heading_20_2" text:outline-level="2">1. Почему сейчас закон зависит от N</text:h>
      <text:p text:style-name="Text_20_body">Твои же результаты в <text:span text:style-name="Source_20_Text">graph_gravity_model.pdf</text:span> и <text:span text:style-name="Source_20_Text">world_search_ilp.pdf</text:span> показывают:</text:p>
      <text:list text:style-name="L26">
        <text:list-item>
          <text:p text:style-name="P55">на фиксированном N=512, α≈2: </text:p>
          <text:list>
            <text:list-item>
              <text:p text:style-name="P55">потенциал φ(d) ~ d^{-β} с β≈1, </text:p>
            </text:list-item>
            <text:list-item>
              <text:p text:style-name="P55">эффективная размерность Deff ≈ 2+β ≈ 3, </text:p>
            </text:list-item>
            <text:list-item>
              <text:p text:style-name="P55">F(d) ~ d^{-(β+1)} ≈ 1/d² — нужная гравитация; </text:p>
            </text:list-item>
          </text:list>
        </text:list-item>
        <text:list-item>
          <text:p text:style-name="P56">но при другом N или чуть ином α поведение «плывёт». </text:p>
        </text:list-item>
      </text:list>
      <text:p text:style-name="Text_20_body">Это абсолютно ожидаемо с точки зрения:</text:p>
      <text:list text:style-name="L27">
        <text:list-item>
          <text:p text:style-name="P57"><text:span text:style-name="Strong_20_Emphasis">финитного размера</text:span> (finite size scaling): </text:p>
          <text:list>
            <text:list-item>
              <text:p text:style-name="P57"><text:soft-page-break/>на конечном графе нет бесконечного диапазона r, </text:p>
            </text:list-item>
            <text:list-item>
              <text:p text:style-name="P57">законы вида 1/r, 1/r² вылезают только в окне: </text:p>
              <text:list>
                <text:list-item>
                  <text:p text:style-name="P57">r ≫ «дискретность», r ≪ «размер системы»; </text:p>
                </text:list-item>
              </text:list>
            </text:list-item>
          </text:list>
        </text:list-item>
        <text:list-item>
          <text:p text:style-name="P57"><text:span text:style-name="Strong_20_Emphasis">деталей построения графа</text:span>: </text:p>
          <text:list>
            <text:list-item>
              <text:p text:style-name="P57">твой power‑law граф задаётся детерминированно при данном N; </text:p>
            </text:list-item>
            <text:list-item>
              <text:p text:style-name="P58">отношение количества дальних рёбер на расстояние d к общему числу рёбер завязано на N. </text:p>
            </text:list-item>
          </text:list>
        </text:list-item>
      </text:list>
      <text:p text:style-name="Text_20_body">Отсюда:</text:p>
      <text:list text:style-name="L28">
        <text:list-item>
          <text:p text:style-name="P59">то, что при N≈512 оказалось «sweet spot», не случайно, но и не настоящий масштабный предел: </text:p>
          <text:list>
            <text:list-item>
              <text:p text:style-name="P59">это точка, где твоя конкретная дискретная конструкция <text:span text:style-name="Strong_20_Emphasis">лучше всего аппроксимирует</text:span> 3D‑гравитацию; </text:p>
            </text:list-item>
            <text:list-item>
              <text:p text:style-name="P60">но пока ты не проверил, как ведёт себя модель при N→больше, это всего лишь одна точка finite size scaling. </text:p>
            </text:list-item>
          </text:list>
        </text:list-item>
      </text:list>
      <text:p text:style-name="Text_20_body">Тебе нужно сделать шаг именно в сторону <text:span text:style-name="Strong_20_Emphasis">масштабной инвариантности / наличия чётких scaling law</text:span>.</text:p>
      <text:h text:style-name="Heading_20_2" text:outline-level="2">2. Что может означать «модель, не зависящая от N» в таком контексте</text:h>
      <text:p text:style-name="Text_20_body">Не надо требовать буквально полной независимости от N (это невозможно для конечной дискретной системы). Реалистичная цель:</text:p>
      <text:list text:style-name="L29">
        <text:list-item>
          <text:p text:style-name="P61"><text:span text:style-name="Strong_20_Emphasis">Масштабный интервал</text:span>, где закон близок к 1/r² для достаточно большого N:</text:p>
          <text:list>
            <text:list-item>
              <text:p text:style-name="P62">для каждого N есть интервал r ∈ [r_min(N), r_max(N)], где: </text:p>
              <text:list>
                <text:list-item>
                  <text:p text:style-name="P62">r_min(N) ≫ 1 (далеко от «ячейки»), </text:p>
                </text:list-item>
                <text:list-item>
                  <text:p text:style-name="P62">r_max(N) ≪ N (далеко от краёв), </text:p>
                </text:list-item>
                <text:list-item>
                  <text:p text:style-name="P62">и на этом интервале F(r) ≈ 1/r² с точностью ε. </text:p>
                </text:list-item>
              </text:list>
            </text:list-item>
            <text:list-item>
              <text:p text:style-name="P62">при росте N, этот интервал <text:span text:style-name="Strong_20_Emphasis">расширяется</text:span>,<text:line-break/>а оценка наклона σ(N) → −2 при N→∞. </text:p>
            </text:list-item>
          </text:list>
        </text:list-item>
        <text:list-item>
          <text:p text:style-name="P61">«Планковский» масштаб ℓ_P как <text:span text:style-name="Strong_20_Emphasis">физически осмысленный</text:span>:</text:p>
          <text:list>
            <text:list-item>
              <text:p text:style-name="P62">есть минимальный масштаб ℓ_P (в единицах r или d_graph),<text:line-break/>ниже которого: </text:p>
              <text:list>
                <text:list-item>
                  <text:p text:style-name="P62">либо поле ϕ становится нерегулярным, </text:p>
                </text:list-item>
                <text:list-item>
                  <text:p text:style-name="P62">либо закон начинает отклоняться от 1/r², </text:p>
                </text:list-item>
                <text:list-item>
                  <text:p text:style-name="P62">либо вступают в действие другие степени свободы (квантовые/немаркоские); </text:p>
                </text:list-item>
              </text:list>
            </text:list-item>
            <text:list-item>
              <text:p text:style-name="P61">но уже на r ≫ ℓ_P поведение стабильно ньютоновское. </text:p>
            </text:list-item>
          </text:list>
        </text:list-item>
      </text:list>
      <text:p text:style-name="Text_20_body">В дискретно‑графовых моделях квантовой гравитации именно так и мыслится «планковский масштаб»<text:a xlink:type="simple" xlink:href="https://link.aps.org/accepted/10.1103/PhysRevD.96.064015" office:target-frame-name="_blank" xlink:show="new" text:style-name="Internet_20_link" text:visited-style-name="Visited_20_Internet_20_Link">(Lattice quantum gravity and asymptotic safety)</text:a>,<text:a xlink:type="simple" xlink:href="https://arxiv.org/pdf/2106.01297" office:target-frame-name="_blank" xlink:show="new" text:style-name="Internet_20_link" text:visited-style-name="Visited_20_Internet_20_Link">(Recovering general relativity from a Planck scale discrete theory of quantum gravity)</text:a>.</text:p>
      <text:p text:style-name="Text_20_body">Тебе нужно:</text:p>
      <text:list text:style-name="L30">
        <text:list-item>
          <text:p text:style-name="P63">выйти на такой режим scaling, а не на «одну удачную точку N=512». </text:p>
        </text:list-item>
      </text:list>
      <text:h text:style-name="Heading_20_2" text:outline-level="2"><text:soft-page-break/>3. Минимальные шаги, чтобы уйти от «магического N» к скейлингу</text:h>
      <text:h text:style-name="Heading_20_3" text:outline-level="3">3.1. Ввести явную процедуру finite‑size scaling</text:h>
      <text:p text:style-name="Text_20_body">Сделай контролируемый эксперимент:</text:p>
      <text:list text:style-name="L31">
        <text:list-item>
          <text:p text:style-name="P64">Выбери фиксированный α (например, α=2.0, как уже оптимально для N=512).</text:p>
        </text:list-item>
        <text:list-item>
          <text:p text:style-name="P64">Прогоняй серию N:</text:p>
          <text:p text:style-name="P65"><text:span text:style-name="Source_20_Text">N_list = [256, 512, 1024, 2048]</text:span></text:p>
        </text:list-item>
        <text:list-item>
          <text:p text:style-name="P64">Для каждого N:</text:p>
          <text:list>
            <text:list-item>
              <text:p text:style-name="P66">построй power‑law граф G_N(α) по <text:span text:style-name="Strong_20_Emphasis">одному и тому же детерминированному алгоритму</text:span> (без рандома); </text:p>
            </text:list-item>
            <text:list-item>
              <text:p text:style-name="P66">реши L φ = ρ для точечного источника; </text:p>
            </text:list-item>
            <text:list-item>
              <text:p text:style-name="P66">измерь φ(r), F(r) по d_graph и d_geom; </text:p>
            </text:list-item>
            <text:list-item>
              <text:p text:style-name="P66">построй лог‑лог фит β_φ(N), β_F(N) на промежутке r ∈ [r_min(N), r_max(N)]. </text:p>
            </text:list-item>
          </text:list>
        </text:list-item>
        <text:list-item>
          <text:p text:style-name="P64">Построй:</text:p>
          <text:list>
            <text:list-item>
              <text:p text:style-name="P66">β_F(N) как функцию 1/N; </text:p>
            </text:list-item>
            <text:list-item>
              <text:p text:style-name="P66">посмотри, сходится ли β_F(N) к −2 при N→∞, </text:p>
            </text:list-item>
            <text:list-item>
              <text:p text:style-name="P64">и как масштабируется «рабочий» интервал r, где F≈1/r². </text:p>
            </text:list-item>
          </text:list>
        </text:list-item>
      </text:list>
      <text:p text:style-name="Text_20_body">Это даст:</text:p>
      <text:list text:style-name="L32">
        <text:list-item>
          <text:p text:style-name="P67">понимание, является ли N=512 действительно особой точкой, </text:p>
        </text:list-item>
        <text:list-item>
          <text:p text:style-name="P68">или же просто одной из точек на кривой, где N ещё мал, но scaling уже приблизился к 3D. </text:p>
        </text:list-item>
      </text:list>
      <text:h text:style-name="Heading_20_3" text:outline-level="3">3.2. Подстроить генератор графа к scale‑free режиму</text:h>
      <text:p text:style-name="Text_20_body">Сейчас у тебя:</text:p>
      <text:list text:style-name="L33">
        <text:list-item>
          <text:p text:style-name="P69">power‑law граф с параметром α и какой‑то функцией «средней степени» (avg_degree), </text:p>
        </text:list-item>
        <text:list-item>
          <text:p text:style-name="P70">при изменении N распределение рёбер по расстояниям d меняется дискретно. </text:p>
        </text:list-item>
      </text:list>
      <text:p text:style-name="Text_20_body">Чтобы сделать поведение более стабильным по N, нужно:</text:p>
      <text:list text:style-name="L34">
        <text:list-item>
          <text:p text:style-name="P71">задать <text:span text:style-name="Strong_20_Emphasis">scale‑free закон</text:span> для числа рёбер на расстоянии d, который не ломается при увеличении N:</text:p>
          <text:p text:style-name="P71">Например:</text:p>
          <text:p text:style-name="P72"><text:span text:style-name="Source_20_Text"># количество рёбер на расстоянии d</text:span></text:p>
          <text:p text:style-name="P73"><text:span text:style-name="Source_20_Text">n_edges(d; N) = A * (N / d^α)</text:span></text:p>
          <text:p text:style-name="P71">или нормировать так, чтобы:</text:p>
          <text:list>
            <text:list-item>
              <text:p text:style-name="P74">суммарное число рёбер приобретало заданный рост с N, </text:p>
            </text:list-item>
            <text:list-item>
              <text:p text:style-name="P71">форма распределения p(d) по d оставалась инвариантной (в масштабных единицах). </text:p>
            </text:list-item>
          </text:list>
        </text:list-item>
      </text:list>
      <text:p text:style-name="Text_20_body"><text:soft-page-break/>Подход:</text:p>
      <text:list text:style-name="L35">
        <text:list-item>
          <text:p text:style-name="P75">задать p(d) ~ d^{−α}, d ∈ [1, N/2],</text:p>
        </text:list-item>
        <text:list-item>
          <text:p text:style-name="P75">нормировка:</text:p>
          <text:p text:style-name="P75">ZN=∑d=1N/2d−α<text:line-break/>pN(d)=d−α/ZN</text:p>
        </text:list-item>
        <text:list-item>
          <text:p text:style-name="P75">затем на каждый узел i инициализировать фиксированное количество дальних рёбер k_out, распределённых по p_N(d).<text:line-break/>При этом взять <text:span text:style-name="Strong_20_Emphasis">детерминированную</text:span> версию (например, через инкрементальное интегральное распределение и псевдослучайный, но фиксированный seed — или даже строгую конструктивную раздачу).</text:p>
        </text:list-item>
      </text:list>
      <text:p text:style-name="Text_20_body">Тогда:</text:p>
      <text:list text:style-name="L36">
        <text:list-item>
          <text:p text:style-name="P76">при изменении N распределение p_N(d) по log d будет иметь одинаковый вид, </text:p>
        </text:list-item>
        <text:list-item>
          <text:p text:style-name="P77">и эффект на спектральную размерность и φ/F будет лучше контролироваться. </text:p>
        </text:list-item>
      </text:list>
      <text:h text:style-name="Heading_20_3" text:outline-level="3">3.3. Ввести coarse‑масштаб ∆x и физический «планковский» масштаб</text:h>
      <text:p text:style-name="Text_20_body">Выбери единицу длины ∆x так, чтобы:</text:p>
      <text:list text:style-name="L37">
        <text:list-item>
          <text:p text:style-name="P78">r = 1 (один шаг по d_graph) соответствует ℓ_P в физических единицах; </text:p>
        </text:list-item>
        <text:list-item>
          <text:p text:style-name="P79">r ≫ 1 — классические масштабы. </text:p>
        </text:list-item>
      </text:list>
      <text:p text:style-name="Text_20_body">Тогда:</text:p>
      <text:list text:style-name="L38">
        <text:list-item>
          <text:p text:style-name="P80">у тебя будет явная шкала: r_phy = r * ℓ_P,</text:p>
        </text:list-item>
        <text:list-item>
          <text:p text:style-name="P80">и можно сказать:</text:p>
          <text:list>
            <text:list-item>
              <text:p text:style-name="P80">закон F ∼ 1/r² верен для r_phy∈[10 ℓ_P, 0.1 L], где L — размер системы. </text:p>
            </text:list-item>
          </text:list>
        </text:list-item>
      </text:list>
      <text:p text:style-name="Text_20_body">В контексте Meaning/RSL:</text:p>
      <text:list text:style-name="L39">
        <text:list-item>
          <text:p text:style-name="P81">ℓ_P — тот масштаб, на котором coarse‑поля ϕ_R и capacity перестают быть гладкими,<text:line-break/>и континуумное приближение (∇²ϕ=ρ, F∼−∇ϕ) ломается. </text:p>
        </text:list-item>
      </text:list>
      <text:h text:style-name="Heading_20_2" text:outline-level="2">4. Как встроить «масштаб устойчивости» в OBSFitness</text:h>
      <text:p text:style-name="Text_20_body">Ты уже используешь OBSFitness для:</text:p>
      <text:list text:style-name="L40">
        <text:list-item>
          <text:p text:style-name="P82">оценки уравнения поля (κ̂,m̂²,λ̂,R²), </text:p>
        </text:list-item>
        <text:list-item>
          <text:p text:style-name="P82">законов сохранения (Q,M), </text:p>
        </text:list-item>
        <text:list-item>
          <text:p text:style-name="P82">гравитационного закона (корреляция a vs −∇φ), </text:p>
        </text:list-item>
        <text:list-item>
          <text:p text:style-name="P82">времени стабилизации t_OT, </text:p>
        </text:list-item>
        <text:list-item>
          <text:p text:style-name="P83">β₁_sem (топология понимания). </text:p>
        </text:list-item>
      </text:list>
      <text:p text:style-name="Text_20_body">Добавь явную компоненту <text:span text:style-name="Strong_20_Emphasis">масштабной устойчивости гравитации</text:span>:</text:p>
      <text:h text:style-name="Heading_20_3" text:outline-level="3">4.1. Компонента fitness_gravity_scale</text:h>
      <text:p text:style-name="Text_20_body">Пусть для каждого измеренного мира (N, α, RULESET):</text:p>
      <text:list text:style-name="L41">
        <text:list-item>
          <text:p text:style-name="P84"><text:soft-page-break/>OBS выполняет:</text:p>
          <text:p text:style-name="P85"><text:span text:style-name="Source_20_Text"># Для нескольких расстояний r_k (в d_graph или r_phy):</text:span></text:p>
          <text:p text:style-name="P85"><text:span text:style-name="Source_20_Text">r_vals = ...</text:span></text:p>
          <text:p text:style-name="P85"><text:span text:style-name="Source_20_Text"># оцениваем потенциал φ_avg(r) и силу F_avg(r)</text:span></text:p>
          <text:p text:style-name="P85"><text:span text:style-name="Source_20_Text"># строим линейную регрессию в лог-лог координатах:</text:span></text:p>
          <text:p text:style-name="P85"><text:span text:style-name="Source_20_Text">log_r = np.log(r_window)</text:span></text:p>
          <text:p text:style-name="P85"><text:span text:style-name="Source_20_Text">log_F = np.log(F_window)</text:span></text:p>
          <text:p text:style-name="P86"><text:span text:style-name="Source_20_Text">slope_F, intercept_F = np.polyfit(log_r, log_F, 1)</text:span></text:p>
        </text:list-item>
        <text:list-item>
          <text:p text:style-name="P84">Далее:</text:p>
          <text:p text:style-name="P85"><text:span text:style-name="Source_20_Text"># близость к -2</text:span></text:p>
          <text:p text:style-name="P85"><text:span text:style-name="Source_20_Text">dev_slope = abs(slope_F + 2.0)</text:span></text:p>
          <text:p text:style-name="P86"><text:span text:style-name="Source_20_Text">gravity_fitness_local = max(0.0, 1.0 - dev_slope / delta_max)</text:span></text:p>
        </text:list-item>
      </text:list>
      <text:p text:style-name="Text_20_body">Теперь введи <text:span text:style-name="Strong_20_Emphasis">масштабный</text:span> вариант:</text:p>
      <text:list text:style-name="L42">
        <text:list-item>
          <text:p text:style-name="P87">раздели окно [r_min, r_max] на под‑интервалы (масштабы):</text:p>
          <text:p text:style-name="P88"><text:span text:style-name="Source_20_Text">scales = [</text:span></text:p>
          <text:p text:style-name="P88"><text:span text:style-name="Source_20_Text"><text:s text:c="4"/>(r1_min, r1_max),</text:span></text:p>
          <text:p text:style-name="P88"><text:span text:style-name="Source_20_Text"><text:s text:c="4"/>(r2_min, r2_max),</text:span></text:p>
          <text:p text:style-name="P88"><text:span text:style-name="Source_20_Text"><text:s text:c="4"/>...</text:span></text:p>
          <text:p text:style-name="P89"><text:span text:style-name="Source_20_Text">]</text:span></text:p>
        </text:list-item>
        <text:list-item>
          <text:p text:style-name="P87">для каждого окна посчитай slope_F(i) и fitness_F(i),</text:p>
        </text:list-item>
        <text:list-item>
          <text:p text:style-name="P87">и возьми:</text:p>
          <text:p text:style-name="P89"><text:span text:style-name="Source_20_Text">fitness_gravity_scale = average_i fitness_F(i)</text:span></text:p>
        </text:list-item>
      </text:list>
      <text:p text:style-name="Text_20_body">Теперь:</text:p>
      <text:list text:style-name="L43">
        <text:list-item>
          <text:p text:style-name="P90"><text:span text:style-name="Strong_20_Emphasis">масштабная устойчивость</text:span> проявляется как:</text:p>
          <text:list>
            <text:list-item>
              <text:p text:style-name="P91">маленький разброс slope_F(i) по окнам, </text:p>
            </text:list-item>
            <text:list-item>
              <text:p text:style-name="P90">высокий средний fitness_gravity_scale. </text:p>
            </text:list-item>
          </text:list>
        </text:list-item>
      </text:list>
      <text:p text:style-name="Text_20_body">Так ты формализуешь: «закон гравитации стабилен на нескольких масштабах» — это МНОГО сильнее, чем совпадение в одной точке.</text:p>
      <text:h text:style-name="Heading_20_3" text:outline-level="3">4.2. Включение в OBSFitness</text:h>
      <text:p text:style-name="Text_20_body">В твоём <text:span text:style-name="Source_20_Text">OBSFitnessComponents</text:span>:</text:p>
      <text:p text:style-name="Preformatted_20_Text"><text:span text:style-name="Source_20_Text">@dataclass</text:span></text:p>
      <text:p text:style-name="Preformatted_20_Text"><text:span text:style-name="Source_20_Text">class OBSFitnessComponents:</text:span></text:p>
      <text:p text:style-name="Preformatted_20_Text"><text:span text:style-name="Source_20_Text"><text:s text:c="4"/>fitness_field: float</text:span></text:p>
      <text:p text:style-name="Preformatted_20_Text"><text:span text:style-name="Source_20_Text"><text:s text:c="4"/>fitness_Q: float</text:span></text:p>
      <text:p text:style-name="Preformatted_20_Text"><text:span text:style-name="Source_20_Text"><text:s text:c="4"/>fitness_mass: float</text:span></text:p>
      <text:p text:style-name="Preformatted_20_Text"><text:span text:style-name="Source_20_Text"><text:s text:c="4"/>fitness_OT: float</text:span></text:p>
      <text:p text:style-name="Preformatted_20_Text"><text:span text:style-name="Source_20_Text"><text:s text:c="4"/>fitness_gravity: float</text:span></text:p>
      <text:p text:style-name="Preformatted_20_Text"><text:span text:style-name="Source_20_Text"><text:s text:c="4"/>fitness_prob: float</text:span></text:p>
      <text:p text:style-name="Preformatted_20_Text"><text:span text:style-name="Source_20_Text"><text:s text:c="4"/>fitness_top_sem: float</text:span></text:p>
      <text:p text:style-name="Preformatted_20_Text"><text:span text:style-name="Source_20_Text"><text:s text:c="4"/># добавляем:</text:span></text:p>
      <text:p text:style-name="P92"><text:span text:style-name="Source_20_Text"><text:s text:c="4"/>fitness_gravity_scale: float</text:span></text:p>
      <text:p text:style-name="Text_20_body">И в итоговом:</text:p>
      <text:p text:style-name="Preformatted_20_Text"><text:span text:style-name="Source_20_Text">def total_fitness(self, w) -&gt; float:</text:span></text:p>
      <text:p text:style-name="Preformatted_20_Text"><text:soft-page-break/><text:span text:style-name="Source_20_Text"><text:s text:c="4"/>return (</text:span></text:p>
      <text:p text:style-name="Preformatted_20_Text"><text:span text:style-name="Source_20_Text"><text:s text:c="8"/>w.field * self.fitness_field +</text:span></text:p>
      <text:p text:style-name="Preformatted_20_Text"><text:span text:style-name="Source_20_Text"><text:s text:c="8"/>w.Q * self.fitness_Q +</text:span></text:p>
      <text:p text:style-name="Preformatted_20_Text"><text:span text:style-name="Source_20_Text"><text:s text:c="8"/>w.mass * self.fitness_mass +</text:span></text:p>
      <text:p text:style-name="Preformatted_20_Text"><text:span text:style-name="Source_20_Text"><text:s text:c="8"/>w.OT * self.fitness_OT +</text:span></text:p>
      <text:p text:style-name="Preformatted_20_Text"><text:span text:style-name="Source_20_Text"><text:s text:c="8"/>w.gravity * self.fitness_gravity +</text:span></text:p>
      <text:p text:style-name="Preformatted_20_Text"><text:span text:style-name="Source_20_Text"><text:s text:c="8"/>w.gravity_scale * self.fitness_gravity_scale +</text:span></text:p>
      <text:p text:style-name="Preformatted_20_Text"><text:span text:style-name="Source_20_Text"><text:s text:c="8"/>w.prob * self.fitness_prob +</text:span></text:p>
      <text:p text:style-name="Preformatted_20_Text"><text:span text:style-name="Source_20_Text"><text:s text:c="8"/>w.top_sem * self.fitness_top_sem</text:span></text:p>
      <text:p text:style-name="P92"><text:span text:style-name="Source_20_Text"><text:s text:c="4"/>)</text:span></text:p>
      <text:p text:style-name="Text_20_body">Где <text:span text:style-name="Source_20_Text">w.gravity_scale</text:span> — вес новой компоненты.</text:p>
      <text:p text:style-name="Text_20_body">Таким образом, при поиске «наших миров» по RULESET/graph‑параметрам ты будешь отбирать те, где:</text:p>
      <text:list text:style-name="L44">
        <text:list-item>
          <text:p text:style-name="P93">есть <text:span text:style-name="Strong_20_Emphasis">не только локальный</text:span> закон F ~ 1/r², </text:p>
        </text:list-item>
        <text:list-item>
          <text:p text:style-name="P94">но и <text:span text:style-name="Strong_20_Emphasis">масштабная область</text:span>, на которой он выполняется. </text:p>
        </text:list-item>
      </text:list>
      <text:h text:style-name="Heading_20_2" text:outline-level="2">5. Как подойти к истинным «планковским ячейкам» в этой архитектуре</text:h>
      <text:p text:style-name="Text_20_body">Сейчас твой N — просто размер симуляции. Планковский масштаб в таком RSL/graph‑подходе естественно определить не через N, а через:</text:p>
      <text:list text:style-name="L45">
        <text:list-item>
          <text:p text:style-name="P95"><text:span text:style-name="Strong_20_Emphasis">минимальный R</text:span>, при котором coarse‑поле ϕ_R(x) удовлетворяет леммам гладкости RSL:</text:p>
          <text:list>
            <text:list-item>
              <text:p text:style-name="P96">|ϕ_R(i) − ϕ_R(j)| ≤ C/R для соседних i,j; </text:p>
            </text:list-item>
            <text:list-item>
              <text:p text:style-name="P96">||ϕ_R(T_k S) − ϕ_R(S)||_∞ ≤ C′/R. </text:p>
            </text:list-item>
          </text:list>
        </text:list-item>
        <text:list-item>
          <text:p text:style-name="P95"><text:span text:style-name="Strong_20_Emphasis">минимальный r</text:span>, при котором F(r) стабильно следует 1/r² в пределах заданного ε.</text:p>
        </text:list-item>
      </text:list>
      <text:p text:style-name="Text_20_body">Тогда:</text:p>
      <text:list text:style-name="L46">
        <text:list-item>
          <text:p text:style-name="P97">ℓ_P ∼ max{R_min, r_min} в единицах расстояния (графового или IFACE), </text:p>
        </text:list-item>
        <text:list-item>
          <text:p text:style-name="P97">выше этого масштаба мир для OBS выглядит классически (3D+гравитация), </text:p>
        </text:list-item>
        <text:list-item>
          <text:p text:style-name="P98">ниже — «квантовая/дискретная гравитация», которая может отличаться. </text:p>
        </text:list-item>
      </text:list>
      <text:p text:style-name="Text_20_body">На практике:</text:p>
      <text:list text:style-name="L47">
        <text:list-item>
          <text:p text:style-name="P99">ты можешь для каждого кандидата RULESET+Graph вычислять:</text:p>
          <text:list>
            <text:list-item>
              <text:p text:style-name="P100">R_min(RULESET,Graph), </text:p>
            </text:list-item>
            <text:list-item>
              <text:p text:style-name="P100">r_min(RULESET,Graph), </text:p>
            </text:list-item>
          </text:list>
        </text:list-item>
        <text:list-item>
          <text:p text:style-name="P99">и добавлять в OBSFitness ещё один показатель «глубины классичности»:</text:p>
          <text:p text:style-name="P101"><text:span text:style-name="Source_20_Text">fitness_planck = 1.0 / (1.0 + R_min + r_min)</text:span></text:p>
        </text:list-item>
      </text:list>
      <text:p text:style-name="Text_20_body">или нормировать на заданный максимум.</text:p>
      <text:h text:style-name="Heading_20_2" text:outline-level="2">6. Ответ по сути: что нужно сделать</text:h>
      <text:p text:style-name="Text_20_body">Чтобы получить модель гравитации/геометрии, которая:</text:p>
      <text:list text:style-name="L48">
        <text:list-item>
          <text:p text:style-name="P102">не «зашита» в конкретное N, </text:p>
        </text:list-item>
        <text:list-item>
          <text:p text:style-name="P103"><text:soft-page-break/>или имеет осмысленный планковский масштаб как размер ячейки, </text:p>
        </text:list-item>
      </text:list>
      <text:p text:style-name="Text_20_body">нужно:</text:p>
      <text:list text:style-name="L49">
        <text:list-item>
          <text:p text:style-name="P104"><text:span text:style-name="Strong_20_Emphasis">Перейти от одной точки N=512 к анализу scaling по N</text:span>:</text:p>
          <text:list>
            <text:list-item>
              <text:p text:style-name="P105">прогнать серию (N,α) с фиксированным α≈2, </text:p>
            </text:list-item>
            <text:list-item>
              <text:p text:style-name="P105">посмотреть β_F(N) и интервал r, где F~1/r², </text:p>
            </text:list-item>
            <text:list-item>
              <text:p text:style-name="P105">проверить, что при увеличении N закон стабилизируется. </text:p>
            </text:list-item>
          </text:list>
        </text:list-item>
        <text:list-item>
          <text:p text:style-name="P104"><text:span text:style-name="Strong_20_Emphasis">Сделать генератор power‑law графа scale‑free по форме</text:span>:</text:p>
          <text:list>
            <text:list-item>
              <text:p text:style-name="P105">p_N(d) ~ d^{−α}/Z_N, </text:p>
            </text:list-item>
            <text:list-item>
              <text:p text:style-name="P105">одинаковую структуру распределения рёбер в лог‑масштабах при разных N. </text:p>
            </text:list-item>
          </text:list>
        </text:list-item>
        <text:list-item>
          <text:p text:style-name="P104"><text:span text:style-name="Strong_20_Emphasis">В OBSFitness включить компоненту масштабной устойчивости гравитации</text:span>:</text:p>
          <text:list>
            <text:list-item>
              <text:p text:style-name="P105">несколько окон по r, </text:p>
            </text:list-item>
            <text:list-item>
              <text:p text:style-name="P105">стабильность наклона −2 в каждом, </text:p>
              <text:list>
                <text:list-item>
                  <text:p text:style-name="P105">компоненту «масштаба классичности» (минимальный r, начиная с которого закон держится). </text:p>
                </text:list-item>
              </text:list>
            </text:list-item>
          </text:list>
        </text:list-item>
        <text:list-item>
          <text:p text:style-name="P104"><text:span text:style-name="Strong_20_Emphasis">Определить «планковский масштаб» ℓ_P в терминах RSL‑лемм</text:span>:</text:p>
          <text:list>
            <text:list-item>
              <text:p text:style-name="P105">минимальный R, для которого coarse‑поля гладкие, </text:p>
            </text:list-item>
            <text:list-item>
              <text:p text:style-name="P105">и минимальный r, для которого F≈1/r² в пределах ε. </text:p>
            </text:list-item>
          </text:list>
        </text:list-item>
        <text:list-item>
          <text:p text:style-name="P104"><text:span text:style-name="Strong_20_Emphasis">Использовать это в эволюционном/ILP‑поиске миров</text:span>:</text:p>
          <text:list>
            <text:list-item>
              <text:p text:style-name="P105">среди параметров RULESET и Graph (α, структура рёбер) отбирать те, где: </text:p>
              <text:list>
                <text:list-item>
                  <text:p text:style-name="P105">высокая fitness_gravity, </text:p>
                </text:list-item>
                <text:list-item>
                  <text:p text:style-name="P105">высокая fitness_gravity_scale, </text:p>
                </text:list-item>
                <text:list-item>
                  <text:p text:style-name="P104">разумный (не слишком большой) ℓ_P. </text:p>
                </text:list-item>
              </text:list>
            </text:list-item>
          </text:list>
        </text:list-item>
      </text:list>
      <text:p text:style-name="Text_20_body">В таком виде у тебя появится:</text:p>
      <text:list text:style-name="L50">
        <text:list-item>
          <text:p text:style-name="P106">не «одна магическая решётка на N=512», </text:p>
        </text:list-item>
        <text:list-item>
          <text:p text:style-name="P107">а серия дискретных моделей, которые имеют <text:span text:style-name="Strong_20_Emphasis">устойчивый ньютоновский предел</text:span> на масштабах ≫ℓ_P и ≪ размер системы, что и есть желаемая аналогия с планковским масштабом и континуумной гравитацией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2:09:12.202678444</meta:creation-date>
    <dc:date>2025-12-17T02:10:05.804934008</dc:date>
    <meta:editing-duration>PT54S</meta:editing-duration>
    <meta:editing-cycles>1</meta:editing-cycles>
    <meta:document-statistic meta:table-count="0" meta:image-count="1" meta:object-count="0" meta:page-count="12" meta:paragraph-count="348" meta:word-count="2900" meta:character-count="19111" meta:non-whitespace-character-count="16505"/>
    <meta:generator>LibreOffice/25.8.3.2$Linux_X86_64 LibreOffice_project/580$Build-2</meta:generator>
  </office:meta>
</office:document-meta>
</file>